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79cm" svg:height="8.997cm" svg:x="7.536cm" svg:y="0.344cm">
            <draw:object draw:notify-on-update-of-ranges="Sheet1.B1:Sheet1.B1 Sheet1.B2:Sheet1.B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dlugosc sciezki</text:p>
          </table:table-cell>
          <table:table-cell office:value-type="string">
            <text:p>sredni czas wykonani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306224">
            <text:p>0,03062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43502037037">
            <text:p>0,04350203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473437948718">
            <text:p>0,047343794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601451521739">
            <text:p>0,060145152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787984814815">
            <text:p>0,078798481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105386410853">
            <text:p>0,10538641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133379815603">
            <text:p>0,133379815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66578804469">
            <text:p>0,166578804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85582371622">
            <text:p>0,185582371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205441168539">
            <text:p>0,205441168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225447980392">
            <text:p>0,225447980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247973037037">
            <text:p>0,24797303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2541905">
            <text:p>0,254190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277063142857">
            <text:p>0,277063142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295598">
            <text:p>0,29559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325078">
            <text:p>0,32507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4">04.04.2013</text:date>, <text:time>20:4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04T20:41:40</dc:date>
    <dc:creator>Przemek Piotrowski</dc:creator>
    <meta:generator>LibreOffice/3.4$Unix LibreOffice_project/340m1$Build-402</meta:generator>
    <meta:editing-duration>PT6M44S</meta:editing-duration>
    <meta:editing-cycles>1</meta:editing-cycles>
    <meta:document-statistic meta:table-count="1" meta:cell-count="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regression-type="linear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cm" svg:height="8.998cm" xlink:href=".." xlink:type="simple" chart:class="chart:bar" chart:style-name="ch1">
        <chart:title svg:x="5.829cm" svg:y="0.316cm" chart:style-name="ch2">
          <text:p>Graf |V|=300 |E|=600</text:p>
        </chart:title>
        <chart:legend chart:legend-position="end" svg:x="9.9cm" svg:y="3.951cm" style:legend-expansion="high" chart:style-name="ch3"/>
        <chart:plot-area chart:style-name="ch4" table:cell-range-address="Sheet1.B1:Sheet1.B17" chart:data-source-has-labels="row" svg:x="1.33cm" svg:y="1.631cm" svg:width="7.932cm" svg:height="6.207cm">
          <chartooo:coordinate-region svg:x="2.242cm" svg:y="1.831cm" svg:width="7.02cm" svg:height="5.36cm"/>
          <chart:axis chart:dimension="x" chart:name="primary-x" chart:style-name="ch5">
            <chart:title svg:x="4.141cm" svg:y="8.017cm" chart:style-name="ch6">
              <text:p>długość ścieżki</text:p>
            </chart:title>
          </chart:axis>
          <chart:axis chart:dimension="y" chart:name="primary-y" chart:style-name="ch7">
            <chart:title svg:x="0.451cm" svg:y="5.32cm" chart:style-name="ch8">
              <text:p>czas [s]</text:p>
            </chart:title>
            <chart:grid chart:style-name="ch9" chart:class="major"/>
          </chart:axis>
          <chart:series chart:style-name="ch10" chart:values-cell-range-address="Sheet1.B2:Sheet1.B17" chart:label-cell-address="Sheet1.B1:Sheet1.B1" chart:class="chart:bar">
            <chart:regression-curve chart:style-name="ch11"/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redni czas wykonania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06224">
                <text:p>0.0306224</text:p>
                <draw:g>
                  <svg:desc>Sheet1.B2:Sheet1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3502037037">
                <text:p>0.0435020370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3437948718">
                <text:p>0.04734379487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01451521739">
                <text:p>0.06014515217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87984814815">
                <text:p>0.0787984814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5386410853">
                <text:p>0.1053864108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3379815603">
                <text:p>0.1333798156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6578804469">
                <text:p>0.1665788044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5582371622">
                <text:p>0.1855823716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05441168539">
                <text:p>0.2054411685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5447980392">
                <text:p>0.2254479803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7973037037">
                <text:p>0.2479730370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41905">
                <text:p>0.25419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77063142857">
                <text:p>0.277063142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95598">
                <text:p>0.2955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5078">
                <text:p>0.3250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